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E000001836B6A2AD4519797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b456b" officeooo:paragraph-rsid="001b456b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rnal </text:p>
      <text:p text:style-name="Standard"><draw:frame draw:style-name="fr1" draw:name="Image1" text:anchor-type="as-char" svg:y="1.413cm" svg:width="16.651cm" svg:height="16.884cm" draw:z-index="0"><draw:image xlink:href="Pictures/100000000000017E000001836B6A2AD4519797E9.png" xlink:type="simple" xlink:show="embed" xlink:actuate="onLoad"/><svg:title>Related image</svg:titl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4:59:12.264064346</meta:creation-date>
    <dc:date>2018-08-15T22:15:21.900502097</dc:date>
    <meta:editing-duration>PT3H11M13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2" meta:word-count="1" meta:character-count="7" meta:non-whitespace-character-count="6"/>
  </office:meta>
</office:document-meta>
</file>